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016in"/>
    </style:style>
    <style:style style:name="co2" style:family="table-column">
      <style:table-column-properties fo:break-before="auto" style:column-width="1.0874in"/>
    </style:style>
    <style:style style:name="co3" style:family="table-column">
      <style:table-column-properties fo:break-before="auto" style:column-width="1.0193in"/>
    </style:style>
    <style:style style:name="co4" style:family="table-column">
      <style:table-column-properties fo:break-before="auto" style:column-width="1.0654in"/>
    </style:style>
    <style:style style:name="co5" style:family="table-column">
      <style:table-column-properties fo:break-before="auto" style:column-width="1.144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2807in"/>
    </style:style>
    <style:style style:name="co8" style:family="table-column">
      <style:table-column-properties fo:break-before="auto" style:column-width="2.4362in"/>
    </style:style>
    <style:style style:name="co9" style:family="table-column">
      <style:table-column-properties fo:break-before="auto" style:column-width="1.552in"/>
    </style:style>
    <style:style style:name="co10" style:family="table-column">
      <style:table-column-properties fo:break-before="auto" style:column-width="2.7535in"/>
    </style:style>
    <style:style style:name="co11" style:family="table-column">
      <style:table-column-properties fo:break-before="auto" style:column-width="2.538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ff99"/>
      <style:text-properties fo:color="#000000"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color="#000000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Metric\Trial numb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Average</text:p>
          </table:table-cell>
          <table:table-cell table:style-name="ce8" office:value-type="string" calcext:value-type="string">
            <text:p>Optimization delta</text:p>
          </table:table-cell>
          <table:table-cell table:style-name="ce8" office:value-type="string" calcext:value-type="string">
            <text:p>Delta description</text:p>
          </table:table-cell>
          <table:table-cell/>
        </table:table-row>
        <table:table-row table:style-name="ro1">
          <table:table-cell table:style-name="ce2" office:value-type="string" calcext:value-type="string">
            <text:p>cojack.dat -O1</text:p>
          </table:table-cell>
          <table:table-cell table:style-name="ce6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Computation time (secs)</text:p>
          </table:table-cell>
          <table:table-cell table:style-name="ce6" office:value-type="float" office:value="5.387163" calcext:value-type="float">
            <text:p>5.387163</text:p>
          </table:table-cell>
          <table:table-cell table:style-name="ce6" office:value-type="float" office:value="5.403469" calcext:value-type="float">
            <text:p>5.403469</text:p>
          </table:table-cell>
          <table:table-cell table:style-name="ce6" office:value-type="float" office:value="5.388718" calcext:value-type="float">
            <text:p>5.388718</text:p>
          </table:table-cell>
          <table:table-cell table:style-name="ce6" office:value-type="float" office:value="5.400846" calcext:value-type="float">
            <text:p>5.400846</text:p>
          </table:table-cell>
          <table:table-cell table:style-name="ce6" office:value-type="float" office:value="5.421606" calcext:value-type="float">
            <text:p>5.421606</text:p>
          </table:table-cell>
          <table:table-cell table:style-name="ce6" office:value-type="float" office:value="5.379187" calcext:value-type="float">
            <text:p>5.379187</text:p>
          </table:table-cell>
          <table:table-cell table:style-name="ce6" table:formula="of:=AVERAGE([.B3:.G3])" office:value-type="float" office:value="5.3968315" calcext:value-type="float">
            <text:p>5.3968315</text:p>
          </table:table-cell>
          <table:table-cell table:formula="of:=[.H3]-[.H19]" office:value-type="float" office:value="0.993370166666667" calcext:value-type="float">
            <text:p>0.9933701667</text:p>
          </table:table-cell>
          <table:table-cell table:style-name="ce13" office:value-type="string" calcext:value-type="string">
            <text:p>Improvement when using -O3 flag instead</text:p>
          </table:table-cell>
          <table:table-cell/>
        </table:table-row>
        <table:table-row table:style-name="ro1">
          <table:table-cell office:value-type="string" calcext:value-type="string">
            <text:p>MFLOPS</text:p>
          </table:table-cell>
          <table:table-cell table:style-name="ce6" office:value-type="float" office:value="7050.443885" calcext:value-type="float">
            <text:p>7050.443885</text:p>
          </table:table-cell>
          <table:table-cell table:style-name="ce6"/>
          <table:table-cell table:style-name="ce6" office:value-type="float" office:value="7034.788481" calcext:value-type="float">
            <text:p>7034.788481</text:p>
          </table:table-cell>
          <table:table-cell table:style-name="ce6"/>
          <table:table-cell table:style-name="ce6" office:value-type="float" office:value="7042.630382" calcext:value-type="float">
            <text:p>7042.630382</text:p>
          </table:table-cell>
          <table:table-cell table:style-name="ce6"/>
          <table:table-cell table:style-name="ce6" table:formula="of:=AVERAGE([.B4:.G4])" office:value-type="float" office:value="7042.620916" calcext:value-type="float">
            <text:p>7042.620916</text:p>
          </table:table-cell>
          <table:table-cell table:formula="of:=[.H20]-[.H4]" office:value-type="float" office:value="-123.554179" calcext:value-type="float">
            <text:p>-123.554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2 cache miss rate (%)</text:p>
          </table:table-cell>
          <table:table-cell table:style-name="ce6"/>
          <table:table-cell table:style-name="ce6" office:value-type="float" office:value="39.3" calcext:value-type="float">
            <text:p>39.3</text:p>
          </table:table-cell>
          <table:table-cell table:style-name="ce6"/>
          <table:table-cell table:style-name="ce6" office:value-type="float" office:value="39.3" calcext:value-type="float">
            <text:p>39.3</text:p>
          </table:table-cell>
          <table:table-cell table:style-name="ce6"/>
          <table:table-cell table:style-name="ce6" office:value-type="float" office:value="39.7" calcext:value-type="float">
            <text:p>39.7</text:p>
          </table:table-cell>
          <table:table-cell table:style-name="ce6" table:formula="of:=AVERAGE([.B5:.G5])" office:value-type="float" office:value="39.4333333333333" calcext:value-type="float">
            <text:p>39.4333333333</text:p>
          </table:table-cell>
          <table:table-cell table:formula="of:=[.H21]-[.H5]" office:value-type="float" office:value="11.4666666666667" calcext:value-type="float">
            <text:p>11.4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3 cache miss rate (%)</text:p>
          </table:table-cell>
          <table:table-cell table:style-name="ce6"/>
          <table:table-cell table:style-name="ce6" office:value-type="float" office:value="8.3" calcext:value-type="float">
            <text:p>8.3</text:p>
          </table:table-cell>
          <table:table-cell table:style-name="ce6"/>
          <table:table-cell table:style-name="ce6" office:value-type="float" office:value="8.3" calcext:value-type="float">
            <text:p>8.3</text:p>
          </table:table-cell>
          <table:table-cell table:style-name="ce6"/>
          <table:table-cell table:style-name="ce6" office:value-type="float" office:value="8.5" calcext:value-type="float">
            <text:p>8.5</text:p>
          </table:table-cell>
          <table:table-cell table:style-name="ce6" table:formula="of:=AVERAGE([.B6:.G6])" office:value-type="float" office:value="8.36666666666667" calcext:value-type="float">
            <text:p>8.3666666667</text:p>
          </table:table-cell>
          <table:table-cell table:formula="of:=[.H22]-[.H6]" office:value-type="float" office:value="2.36666666666667" calcext:value-type="float">
            <text:p>2.3666666667</text:p>
          </table:table-cell>
          <table:table-cell table:number-columns-repeated="2"/>
        </table:table-row>
        <table:table-row table:style-name="ro1">
          <table:table-cell/>
          <table:table-cell table:style-name="ce6" table:number-columns-repeated="7"/>
          <table:table-cell table:number-columns-repeated="3"/>
        </table:table-row>
        <table:table-row table:style-name="ro1">
          <table:table-cell table:style-name="ce2" office:value-type="string" calcext:value-type="string">
            <text:p>tjunc.dat -O1</text:p>
          </table:table-cell>
          <table:table-cell table:style-name="ce6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Computation time (secs)</text:p>
          </table:table-cell>
          <table:table-cell table:style-name="ce6" office:value-type="float" office:value="0.104383" calcext:value-type="float">
            <text:p>0.104383</text:p>
          </table:table-cell>
          <table:table-cell table:style-name="ce6" office:value-type="float" office:value="0.104187" calcext:value-type="float">
            <text:p>0.104187</text:p>
          </table:table-cell>
          <table:table-cell table:style-name="ce6" office:value-type="float" office:value="0.104367" calcext:value-type="float">
            <text:p>0.104367</text:p>
          </table:table-cell>
          <table:table-cell table:style-name="ce6" office:value-type="float" office:value="0.104411" calcext:value-type="float">
            <text:p>0.104411</text:p>
          </table:table-cell>
          <table:table-cell table:style-name="ce6" office:value-type="float" office:value="0.104174" calcext:value-type="float">
            <text:p>0.104174</text:p>
          </table:table-cell>
          <table:table-cell table:style-name="ce6" office:value-type="float" office:value="0.104221" calcext:value-type="float">
            <text:p>0.104221</text:p>
          </table:table-cell>
          <table:table-cell table:style-name="ce6" table:formula="of:=AVERAGE([.B9:.G9])" office:value-type="float" office:value="0.1042905" calcext:value-type="float">
            <text:p>0.1042905</text:p>
          </table:table-cell>
          <table:table-cell table:formula="of:=[.H9]-[.H25]" office:value-type="float" office:value="0.027068" calcext:value-type="float">
            <text:p>0.027068</text:p>
          </table:table-cell>
          <table:table-cell table:style-name="ce13" office:value-type="string" calcext:value-type="string">
            <text:p>Improvement when using -O3 flag instead</text:p>
          </table:table-cell>
          <table:table-cell/>
        </table:table-row>
        <table:table-row table:style-name="ro1">
          <table:table-cell office:value-type="string" calcext:value-type="string">
            <text:p>MFLOPS</text:p>
          </table:table-cell>
          <table:table-cell table:style-name="ce6" office:value-type="float" office:value="156.731852" calcext:value-type="float">
            <text:p>156.731852</text:p>
          </table:table-cell>
          <table:table-cell table:style-name="ce6"/>
          <table:table-cell table:style-name="ce6" office:value-type="float" office:value="156.603224" calcext:value-type="float">
            <text:p>156.603224</text:p>
          </table:table-cell>
          <table:table-cell table:style-name="ce6"/>
          <table:table-cell table:style-name="ce6" office:value-type="float" office:value="156.404957" calcext:value-type="float">
            <text:p>156.404957</text:p>
          </table:table-cell>
          <table:table-cell table:style-name="ce6"/>
          <table:table-cell table:style-name="ce6" table:formula="of:=AVERAGE([.B10:.G10])" office:value-type="float" office:value="156.580011" calcext:value-type="float">
            <text:p>156.580011</text:p>
          </table:table-cell>
          <table:table-cell table:formula="of:=[.H26]-[.H10]" office:value-type="float" office:value="-0.34470833333333" calcext:value-type="float">
            <text:p>-0.344708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2 cache miss rate (%)</text:p>
          </table:table-cell>
          <table:table-cell table:style-name="ce6"/>
          <table:table-cell table:style-name="ce6" office:value-type="float" office:value="22.7" calcext:value-type="float">
            <text:p>22.7</text:p>
          </table:table-cell>
          <table:table-cell table:style-name="ce6"/>
          <table:table-cell table:style-name="ce6" office:value-type="float" office:value="23" calcext:value-type="float">
            <text:p>23</text:p>
          </table:table-cell>
          <table:table-cell table:style-name="ce6"/>
          <table:table-cell table:style-name="ce6" office:value-type="float" office:value="22.4" calcext:value-type="float">
            <text:p>22.4</text:p>
          </table:table-cell>
          <table:table-cell table:style-name="ce6" table:formula="of:=AVERAGE([.B11:.G11])" office:value-type="float" office:value="22.7" calcext:value-type="float">
            <text:p>22.7</text:p>
          </table:table-cell>
          <table:table-cell table:formula="of:=[.H27]-[.H11]" office:value-type="float" office:value="14.5333333333333" calcext:value-type="float">
            <text:p>14.5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3 cache miss rate (%)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table:formula="of:=AVERAGE([.B12:.G12])" office:value-type="float" office:value="0" calcext:value-type="float">
            <text:p>0</text:p>
          </table:table-cell>
          <table:table-cell table:formula="of:=[.H28]-[.H1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ce6" table:number-columns-repeated="7"/>
          <table:table-cell table:number-columns-repeated="3"/>
        </table:table-row>
        <table:table-row table:style-name="ro1">
          <table:table-cell table:style-name="ce4" office:value-type="string" calcext:value-type="string">
            <text:p>Metric\Trial numbe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5"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ojack.dat -O3</text:p>
          </table:table-cell>
          <table:table-cell table:style-name="ce6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Computation time (secs)</text:p>
          </table:table-cell>
          <table:table-cell table:style-name="ce6" office:value-type="float" office:value="4.400609" calcext:value-type="float">
            <text:p>4.400609</text:p>
          </table:table-cell>
          <table:table-cell table:style-name="ce6" office:value-type="float" office:value="4.398742" calcext:value-type="float">
            <text:p>4.398742</text:p>
          </table:table-cell>
          <table:table-cell table:style-name="ce6" office:value-type="float" office:value="4.423756" calcext:value-type="float">
            <text:p>4.423756</text:p>
          </table:table-cell>
          <table:table-cell table:style-name="ce6" office:value-type="float" office:value="4.401105" calcext:value-type="float">
            <text:p>4.401105</text:p>
          </table:table-cell>
          <table:table-cell table:style-name="ce6" office:value-type="float" office:value="4.392465" calcext:value-type="float">
            <text:p>4.392465</text:p>
          </table:table-cell>
          <table:table-cell table:style-name="ce6" office:value-type="float" office:value="4.404091" calcext:value-type="float">
            <text:p>4.404091</text:p>
          </table:table-cell>
          <table:table-cell table:style-name="ce6" table:formula="of:=AVERAGE([.B19:.G19])" office:value-type="float" office:value="4.40346133333333" calcext:value-type="float">
            <text:p>4.403461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FLOPS</text:p>
          </table:table-cell>
          <table:table-cell table:style-name="ce6" office:value-type="float" office:value="6920.876709" calcext:value-type="float">
            <text:p>6920.876709</text:p>
          </table:table-cell>
          <table:table-cell table:style-name="ce6"/>
          <table:table-cell table:style-name="ce6" office:value-type="float" office:value="6920.734891" calcext:value-type="float">
            <text:p>6920.734891</text:p>
          </table:table-cell>
          <table:table-cell table:style-name="ce6"/>
          <table:table-cell table:style-name="ce6" office:value-type="float" office:value="6915.588611" calcext:value-type="float">
            <text:p>6915.588611</text:p>
          </table:table-cell>
          <table:table-cell table:style-name="ce6"/>
          <table:table-cell table:style-name="ce6" table:formula="of:=AVERAGE([.B20:.G20])" office:value-type="float" office:value="6919.066737" calcext:value-type="float">
            <text:p>6919.066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2 cache miss rate (%)</text:p>
          </table:table-cell>
          <table:table-cell table:style-name="ce6"/>
          <table:table-cell table:style-name="ce6" office:value-type="float" office:value="51" calcext:value-type="float">
            <text:p>51</text:p>
          </table:table-cell>
          <table:table-cell table:style-name="ce6"/>
          <table:table-cell table:style-name="ce6" office:value-type="float" office:value="51" calcext:value-type="float">
            <text:p>51</text:p>
          </table:table-cell>
          <table:table-cell table:style-name="ce6"/>
          <table:table-cell table:style-name="ce6" office:value-type="float" office:value="50.7" calcext:value-type="float">
            <text:p>50.7</text:p>
          </table:table-cell>
          <table:table-cell table:style-name="ce6" table:formula="of:=AVERAGE([.B21:.G21])" office:value-type="float" office:value="50.9" calcext:value-type="float">
            <text:p>50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3 cache miss rate (%)</text:p>
          </table:table-cell>
          <table:table-cell/>
          <table:table-cell table:style-name="ce6" office:value-type="float" office:value="10.8" calcext:value-type="float">
            <text:p>10.8</text:p>
          </table:table-cell>
          <table:table-cell table:style-name="ce6"/>
          <table:table-cell table:style-name="ce6" office:value-type="float" office:value="10.7" calcext:value-type="float">
            <text:p>10.7</text:p>
          </table:table-cell>
          <table:table-cell table:style-name="ce6"/>
          <table:table-cell table:style-name="ce6" office:value-type="float" office:value="10.7" calcext:value-type="float">
            <text:p>10.7</text:p>
          </table:table-cell>
          <table:table-cell table:style-name="ce6" table:formula="of:=AVERAGE([.B22:.G22])" office:value-type="float" office:value="10.7333333333333" calcext:value-type="float">
            <text:p>10.7333333333</text:p>
          </table:table-cell>
          <table:table-cell table:style-name="ce6"/>
          <table:table-cell table:number-columns-repeated="2"/>
        </table:table-row>
        <table:table-row table:style-name="ro1">
          <table:table-cell/>
          <table:table-cell table:style-name="ce6" table:number-columns-repeated="7"/>
          <table:table-cell table:number-columns-repeated="3"/>
        </table:table-row>
        <table:table-row table:style-name="ro1">
          <table:table-cell table:style-name="ce2" office:value-type="string" calcext:value-type="string">
            <text:p>tjunc.dat -O3</text:p>
          </table:table-cell>
          <table:table-cell table:style-name="ce6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Computation time (secs)</text:p>
          </table:table-cell>
          <table:table-cell table:style-name="ce6" office:value-type="float" office:value="0.077423" calcext:value-type="float">
            <text:p>0.077423</text:p>
          </table:table-cell>
          <table:table-cell table:style-name="ce6" office:value-type="float" office:value="0.077251" calcext:value-type="float">
            <text:p>0.077251</text:p>
          </table:table-cell>
          <table:table-cell table:style-name="ce6" office:value-type="float" office:value="0.077295" calcext:value-type="float">
            <text:p>0.077295</text:p>
          </table:table-cell>
          <table:table-cell table:style-name="ce6" office:value-type="float" office:value="0.07715" calcext:value-type="float">
            <text:p>0.07715</text:p>
          </table:table-cell>
          <table:table-cell table:style-name="ce6" office:value-type="float" office:value="0.076995" calcext:value-type="float">
            <text:p>0.076995</text:p>
          </table:table-cell>
          <table:table-cell table:style-name="ce6" office:value-type="float" office:value="0.077221" calcext:value-type="float">
            <text:p>0.077221</text:p>
          </table:table-cell>
          <table:table-cell table:style-name="ce6" table:formula="of:=AVERAGE([.B25:.G25])" office:value-type="float" office:value="0.0772225" calcext:value-type="float">
            <text:p>0.0772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FLOPS</text:p>
          </table:table-cell>
          <table:table-cell table:style-name="ce6" office:value-type="float" office:value="156.086264" calcext:value-type="float">
            <text:p>156.086264</text:p>
          </table:table-cell>
          <table:table-cell table:style-name="ce6"/>
          <table:table-cell table:style-name="ce6" office:value-type="float" office:value="156.277796" calcext:value-type="float">
            <text:p>156.277796</text:p>
          </table:table-cell>
          <table:table-cell table:style-name="ce6"/>
          <table:table-cell table:style-name="ce6" office:value-type="float" office:value="156.341848" calcext:value-type="float">
            <text:p>156.341848</text:p>
          </table:table-cell>
          <table:table-cell/>
          <table:table-cell table:style-name="ce6" table:formula="of:=AVERAGE([.B26:.G26])" office:value-type="float" office:value="156.235302666667" calcext:value-type="float">
            <text:p>156.235302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2 cache miss rate (%)</text:p>
          </table:table-cell>
          <table:table-cell table:style-name="ce6"/>
          <table:table-cell table:style-name="ce6" office:value-type="float" office:value="37.4" calcext:value-type="float">
            <text:p>37.4</text:p>
          </table:table-cell>
          <table:table-cell table:style-name="ce6"/>
          <table:table-cell table:style-name="ce6" office:value-type="float" office:value="37.2" calcext:value-type="float">
            <text:p>37.2</text:p>
          </table:table-cell>
          <table:table-cell table:style-name="ce6"/>
          <table:table-cell table:style-name="ce6" office:value-type="float" office:value="37.1" calcext:value-type="float">
            <text:p>37.1</text:p>
          </table:table-cell>
          <table:table-cell table:style-name="ce6" table:formula="of:=AVERAGE([.B27:.G27])" office:value-type="float" office:value="37.2333333333333" calcext:value-type="float">
            <text:p>37.2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3 cache miss rate (%)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table:formula="of:=AVERAGE([.B28:.G28])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" office:value-type="string" calcext:value-type="string">
            <text:p>Data\Trial number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Average</text:p>
          </table:table-cell>
          <table:table-cell table:style-name="ce8"/>
          <table:table-cell table:style-name="ce8" office:value-type="string" calcext:value-type="string">
            <text:p>Vectorization delta</text:p>
          </table:table-cell>
          <table:table-cell table:style-name="ce8" office:value-type="string" calcext:value-type="string">
            <text:p>Delta explanatio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ojack.dat -O1 -no-vec</text:p>
          </table:table-cell>
          <table:table-cell table:style-name="ce6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Computation time (secs)</text:p>
          </table:table-cell>
          <table:table-cell table:style-name="ce6" office:value-type="float" office:value="5.407384" calcext:value-type="float">
            <text:p>5.407384</text:p>
          </table:table-cell>
          <table:table-cell table:style-name="ce6" office:value-type="float" office:value="5.408489" calcext:value-type="float">
            <text:p>5.408489</text:p>
          </table:table-cell>
          <table:table-cell table:style-name="ce6" office:value-type="float" office:value="5.380264" calcext:value-type="float">
            <text:p>5.380264</text:p>
          </table:table-cell>
          <table:table-cell table:style-name="ce9" table:formula="of:=AVERAGE([.B34:.D34])" office:value-type="float" office:value="5.39871233333333" calcext:value-type="float">
            <text:p>5.3987123333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ojack.dat -O1 -vec</text:p>
          </table:table-cell>
          <table:table-cell table:style-name="ce6" table:number-columns-repeated="3"/>
          <table:table-cell table:style-name="ce9"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mputation time (secs)</text:p>
          </table:table-cell>
          <table:table-cell table:style-name="ce6" office:value-type="float" office:value="5.380244" calcext:value-type="float">
            <text:p>5.380244</text:p>
          </table:table-cell>
          <table:table-cell office:value-type="float" office:value="5.385733" calcext:value-type="float">
            <text:p>5.385733</text:p>
          </table:table-cell>
          <table:table-cell table:style-name="ce6" office:value-type="float" office:value="5.374129" calcext:value-type="float">
            <text:p>5.374129</text:p>
          </table:table-cell>
          <table:table-cell table:style-name="ce9" table:formula="of:=AVERAGE([.B36:.D36])" office:value-type="float" office:value="5.38003533333333" calcext:value-type="float">
            <text:p>5.3800353333</text:p>
          </table:table-cell>
          <table:table-cell table:style-name="ce6"/>
          <table:table-cell table:style-name="ce6" table:formula="of:=[.E34]-[.E36]" office:value-type="float" office:value="0.0186770000000003" calcext:value-type="float">
            <text:p>0.018677</text:p>
          </table:table-cell>
          <table:table-cell table:style-name="ce12" office:value-type="string" calcext:value-type="string">
            <text:p>Gain from using -vec with -O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ojack.dat -O1 -vec -xhost</text:p>
          </table:table-cell>
          <table:table-cell table:style-name="ce6" table:number-columns-repeated="3"/>
          <table:table-cell table:style-name="ce9"/>
          <table:table-cell table:style-name="ce6" table:number-columns-repeated="2"/>
          <table:table-cell table:style-name="ce13"/>
          <table:table-cell table:number-columns-repeated="3"/>
        </table:table-row>
        <table:table-row table:style-name="ro1">
          <table:table-cell office:value-type="string" calcext:value-type="string">
            <text:p>Computation time (secs)</text:p>
          </table:table-cell>
          <table:table-cell table:style-name="ce6" office:value-type="float" office:value="5.385832" calcext:value-type="float">
            <text:p>5.385832</text:p>
          </table:table-cell>
          <table:table-cell table:style-name="ce6" office:value-type="float" office:value="5.367309" calcext:value-type="float">
            <text:p>5.367309</text:p>
          </table:table-cell>
          <table:table-cell table:style-name="ce6" office:value-type="float" office:value="5.369504" calcext:value-type="float">
            <text:p>5.369504</text:p>
          </table:table-cell>
          <table:table-cell table:style-name="ce9" table:formula="of:=AVERAGE([.B38:.D38])" office:value-type="float" office:value="5.374215" calcext:value-type="float">
            <text:p>5.374215</text:p>
          </table:table-cell>
          <table:table-cell table:style-name="ce6"/>
          <table:table-cell table:style-name="ce6" table:formula="of:=[.E36]-[.E38]" office:value-type="float" office:value="0.00582033333333332" calcext:value-type="float">
            <text:p>0.0058203333</text:p>
          </table:table-cell>
          <table:table-cell table:style-name="ce12" office:value-type="string" calcext:value-type="string">
            <text:p>Gain from using -vec -xhost with -O1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" office:value-type="string" calcext:value-type="string">
            <text:p>cojack.dat -O3 -no-vec</text:p>
          </table:table-cell>
          <table:table-cell table:style-name="ce6" table:number-columns-repeated="3"/>
          <table:table-cell table:style-name="ce9"/>
          <table:table-cell table:style-name="ce6" table:number-columns-repeated="2"/>
          <table:table-cell table:style-name="ce13"/>
          <table:table-cell table:number-columns-repeated="3"/>
        </table:table-row>
        <table:table-row table:style-name="ro1">
          <table:table-cell office:value-type="string" calcext:value-type="string">
            <text:p>Computation time (secs)</text:p>
          </table:table-cell>
          <table:table-cell office:value-type="float" office:value="4.706635" calcext:value-type="float">
            <text:p>4.706635</text:p>
          </table:table-cell>
          <table:table-cell office:value-type="float" office:value="4.694061" calcext:value-type="float">
            <text:p>4.694061</text:p>
          </table:table-cell>
          <table:table-cell office:value-type="float" office:value="4.691581" calcext:value-type="float">
            <text:p>4.691581</text:p>
          </table:table-cell>
          <table:table-cell table:style-name="ce9" table:formula="of:=AVERAGE([.B42:.D42])" office:value-type="float" office:value="4.69742566666667" calcext:value-type="float">
            <text:p>4.6974256667</text:p>
          </table:table-cell>
          <table:table-cell table:style-name="ce6"/>
          <table:table-cell/>
          <table:table-cell table:style-name="ce13"/>
          <table:table-cell table:number-columns-repeated="3"/>
        </table:table-row>
        <table:table-row table:style-name="ro1">
          <table:table-cell table:style-name="ce2" office:value-type="string" calcext:value-type="string">
            <text:p>cojack.dat -O3 -vec</text:p>
          </table:table-cell>
          <table:table-cell table:number-columns-repeated="3"/>
          <table:table-cell table:style-name="ce10"/>
          <table:table-cell table:style-name="ce6" table:number-columns-repeated="2"/>
          <table:table-cell table:style-name="ce13"/>
          <table:table-cell table:number-columns-repeated="3"/>
        </table:table-row>
        <table:table-row table:style-name="ro1">
          <table:table-cell office:value-type="string" calcext:value-type="string">
            <text:p>Computation time (secs)</text:p>
          </table:table-cell>
          <table:table-cell office:value-type="float" office:value="4.41426" calcext:value-type="float">
            <text:p>4.41426</text:p>
          </table:table-cell>
          <table:table-cell office:value-type="float" office:value="4.391311" calcext:value-type="float">
            <text:p>4.391311</text:p>
          </table:table-cell>
          <table:table-cell office:value-type="float" office:value="4.3965" calcext:value-type="float">
            <text:p>4.3965</text:p>
          </table:table-cell>
          <table:table-cell table:style-name="ce9" table:formula="of:=AVERAGE([.B44:.D44])" office:value-type="float" office:value="4.40069033333333" calcext:value-type="float">
            <text:p>4.4006903333</text:p>
          </table:table-cell>
          <table:table-cell/>
          <table:table-cell table:style-name="ce6" table:formula="of:=[.E42]-[.E44]" office:value-type="float" office:value="0.296735333333333" calcext:value-type="float">
            <text:p>0.2967353333</text:p>
          </table:table-cell>
          <table:table-cell table:style-name="ce12" office:value-type="string" calcext:value-type="string">
            <text:p>Gain from using -vec with -O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ojack.dat -O3 -vec -xhost</text:p>
          </table:table-cell>
          <table:table-cell table:number-columns-repeated="3"/>
          <table:table-cell table:style-name="ce10"/>
          <table:table-cell table:number-columns-repeated="2"/>
          <table:table-cell table:style-name="ce13"/>
          <table:table-cell table:number-columns-repeated="3"/>
        </table:table-row>
        <table:table-row table:style-name="ro1">
          <table:table-cell office:value-type="string" calcext:value-type="string">
            <text:p>Computation time (secs)</text:p>
          </table:table-cell>
          <table:table-cell office:value-type="float" office:value="4.464815" calcext:value-type="float">
            <text:p>4.464815</text:p>
          </table:table-cell>
          <table:table-cell office:value-type="float" office:value="4.438767" calcext:value-type="float">
            <text:p>4.438767</text:p>
          </table:table-cell>
          <table:table-cell office:value-type="float" office:value="4.440988" calcext:value-type="float">
            <text:p>4.440988</text:p>
          </table:table-cell>
          <table:table-cell table:style-name="ce9" table:formula="of:=AVERAGE([.B46:.D46])" office:value-type="float" office:value="4.44819" calcext:value-type="float">
            <text:p>4.44819</text:p>
          </table:table-cell>
          <table:table-cell/>
          <table:table-cell table:style-name="ce6" table:formula="of:=[.E44]-[.E46]" office:value-type="float" office:value="-0.0474996666666661" calcext:value-type="float">
            <text:p>-0.0474996667</text:p>
          </table:table-cell>
          <table:table-cell table:style-name="ce12" office:value-type="string" calcext:value-type="string">
            <text:p>Gain from using -vec -xhost with -O3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13"/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Data being loaded\Trial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Average</text:p>
          </table:table-cell>
          <table:table-cell table:style-name="ce1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cojack.dat</text:p>
          </table:table-cell>
          <table:table-cell office:value-type="float" office:value="1.38" calcext:value-type="float">
            <text:p>1.38</text:p>
          </table:table-cell>
          <table:table-cell office:value-type="float" office:value="1.37" calcext:value-type="float">
            <text:p>1.37</text:p>
          </table:table-cell>
          <table:table-cell office:value-type="float" office:value="1.36" calcext:value-type="float">
            <text:p>1.36</text:p>
          </table:table-cell>
          <table:table-cell table:style-name="ce9" table:formula="of:=AVERAGE([.B51:.D51])" office:value-type="float" office:value="1.37" calcext:value-type="float">
            <text:p>1.37</text:p>
          </table:table-cell>
          <table:table-cell table:style-name="ce10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cojack.bin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11" calcext:value-type="float">
            <text:p>0.11</text:p>
          </table:table-cell>
          <table:table-cell table:style-name="ce9" table:formula="of:=AVERAGE([.B52:.D52])" office:value-type="float" office:value="0.106666666666667" calcext:value-type="float">
            <text:p>0.1066666667</text:p>
          </table:table-cell>
          <table:table-cell table:style-name="ce10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tjunc.dat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6" calcext:value-type="float">
            <text:p>0.06</text:p>
          </table:table-cell>
          <table:table-cell table:style-name="ce9" table:formula="of:=AVERAGE([.B53:.D53])" office:value-type="float" office:value="0.0633333333333333" calcext:value-type="float">
            <text:p>0.0633333333</text:p>
          </table:table-cell>
          <table:table-cell table:style-name="ce10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tjunc.bin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style-name="ce9" table:formula="of:=AVERAGE([.B54:.D54])" office:value-type="float" office:value="0.00666666666666667" calcext:value-type="float">
            <text:p>0.0066666667</text:p>
          </table:table-cell>
          <table:table-cell table:style-name="ce10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pent.dat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.52" calcext:value-type="float">
            <text:p>0.52</text:p>
          </table:table-cell>
          <table:table-cell table:style-name="ce9" table:formula="of:=AVERAGE([.B55:.D55])" office:value-type="float" office:value="0.496666666666667" calcext:value-type="float">
            <text:p>0.49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nt.bin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style-name="ce9" table:formula="of:=AVERAGE([.B56:.D56])" office:value-type="float" office:value="0.0366666666666667" calcext:value-type="float">
            <text:p>0.0366666667</text:p>
          </table:table-cell>
          <table:table-cell table:number-columns-repeated="6"/>
        </table:table-row>
        <table:table-row table:style-name="ro1" table:number-rows-repeated="104851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1">00/00/0000</text:date>, <text:time style:data-style-name="N2" text:time-value="01:05:08.5692456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0T15:27:10.634628105</meta:creation-date>
    <dc:date>2014-10-31T01:11:42.340091705</dc:date>
    <meta:editing-duration>PT4H14M58S</meta:editing-duration>
    <meta:editing-cycles>40</meta:editing-cycles>
    <meta:generator>LibreOffice/4.2.6.3$Linux_X86_64 LibreOffice_project/420m0$Build-3</meta:generator>
    <meta:document-statistic meta:table-count="1" meta:cell-count="210" meta:object-count="0"/>
  </office:meta>
</office:document-meta>
</file>